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35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352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703cm"/>
    </style:style>
    <style:style style:name="gr8" style:family="graphic" style:parent-style-name="standard">
      <style:graphic-properties draw:stroke="none" svg:stroke-color="#000000" draw:fill="none" draw:fill-color="#ffffff" fo:min-height="0.36cm"/>
    </style:style>
    <style:style style:name="gr9" style:family="graphic" style:parent-style-name="standard">
      <style:graphic-properties draw:stroke="none" svg:stroke-color="#000000" draw:fill="none" draw:fill-color="#ffffff" fo:min-height="1.702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73cm" fo:min-width="3.809cm" fo:padding-top="0.151cm" fo:padding-bottom="0.151cm" fo:padding-left="0.276cm" fo:padding-right="0.27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0.467cm" svg:height="0.467cm" svg:x="3.0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75cm" svg:x="4.596cm" svg:y="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67cm" svg:height="0.467cm" svg:x="5.196cm" svg:y="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41cm" svg:y1="5.011cm" svg:x2="4.83cm" svg:y2="5.98cm" draw:start-shape="id1" draw:start-glue-point="9" draw:end-shape="id2" draw:end-glue-point="4" svg:d="M3410 5011l1420 969" svg:viewBox="0 0 1421 970">
          <text:p/>
        </draw:connector>
        <draw:connector draw:style-name="gr4" draw:text-style-name="P1" draw:layer="layout" draw:type="line" svg:x1="5.589cm" svg:y1="2.622cm" svg:x2="5.43cm" svg:y2="2.055cm" draw:start-shape="id3" draw:start-glue-point="4" draw:end-shape="id4" draw:end-glue-point="8" svg:d="M5589 2622l-159-567" svg:viewBox="0 0 160 568">
          <text:p/>
        </draw:connector>
        <draw:frame draw:style-name="gr5" draw:text-style-name="P2" draw:layer="layout" svg:width="2.236cm" svg:height="0.602cm" svg:x="1.506cm" svg:y="2.893cm">
          <draw:text-box>
            <text:p><text:span text:style-name="T1">ou=Aqours</text:span></text:p>
          </draw:text-box>
        </draw:frame>
        <draw:frame draw:style-name="gr6" draw:text-style-name="P3" draw:layer="layout" svg:width="2.344cm" svg:height="0.499cm" svg:x="2.394cm" svg:y="5.981cm">
          <draw:text-box>
            <text:p><text:span text:style-name="T2">cn=</text:span><text:span text:style-name="T2">津島ヨハネ</text:span></text:p>
          </draw:text-box>
        </draw:frame>
        <draw:frame draw:style-name="gr5" draw:text-style-name="P2" draw:layer="layout" svg:width="3.878cm" svg:height="0.602cm" svg:x="5.698cm" svg:y="1.482cm">
          <draw:text-box>
            <text:p><text:span text:style-name="T1">o=</text:span><text:span text:style-name="T1">浦の星女学院</text:span></text:p>
          </draw:text-box>
        </draw:frame>
        <draw:custom-shape draw:style-name="gr3" draw:text-style-name="P1" xml:id="id3" draw:id="id3" draw:layer="layout" svg:width="0.467cm" svg:height="0.467cm" svg:x="5.355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76cm" svg:y1="3.642cm" svg:x2="5.589cm" svg:y2="3.089cm" draw:start-shape="id5" draw:start-glue-point="4" draw:end-shape="id3" draw:end-glue-point="8" svg:d="M3276 3642l2313-553" svg:viewBox="0 0 2314 554">
          <text:p/>
        </draw:connector>
        <draw:frame draw:style-name="gr7" draw:text-style-name="P2" draw:layer="layout" svg:width="4.388cm" svg:height="0.953cm" svg:x="5.954cm" svg:y="2.345cm">
          <draw:text-box>
            <text:p><text:span text:style-name="T1">ou=</text:span><text:span text:style-name="T1">スクールアイドル部</text:span></text:p>
          </draw:text-box>
        </draw:frame>
        <draw:custom-shape draw:style-name="gr3" draw:text-style-name="P1" xml:id="id1" draw:id="id1" draw:layer="layout" svg:width="0.467cm" svg:height="0.467cm" svg:x="3.011cm" svg:y="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45cm" svg:y1="4.612cm" svg:x2="3.276cm" svg:y2="4.109cm" draw:start-shape="id1" draw:start-glue-point="4" draw:end-shape="id5" draw:end-glue-point="8" svg:d="M3245 4612l31-503" svg:viewBox="0 0 32 504">
          <text:p/>
        </draw:connector>
        <draw:frame draw:style-name="gr8" draw:text-style-name="P2" draw:layer="layout" svg:width="2.815cm" svg:height="0.61cm" svg:x="3.091cm" svg:y="4.047cm">
          <draw:text-box>
            <text:p><text:span text:style-name="T1">ou=Guilty Kiss</text:span></text:p>
          </draw:text-box>
        </draw:frame>
        <draw:frame draw:style-name="gr9" draw:text-style-name="P3" draw:layer="layout" svg:width="4.926cm" svg:height="2.159cm" svg:x="5.757cm" svg:y="4.195cm">
          <draw:text-box>
            <text:p><text:span text:style-name="T3">DN: cn=</text:span><text:span text:style-name="T3">津島ヨハネ</text:span><text:span text:style-name="T3">,ou=Guilty Kiss,ou=Aqours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  <text:p><text:span text:style-name="T3"/></text:p>
            <text:p><text:span text:style-name="T3">cn: </text:span><text:span text:style-name="T3">津島ヨハネ</text:span></text:p>
            <text:p><text:span text:style-name="T3">sn: </text:span><text:span text:style-name="T3">津島善子</text:span></text:p>
            <text:p><text:span text:style-name="T3">mail:</text:span><text:span text:style-name="T3"><text:a xlink:href="mailto:tsushima.yoshiko@uranohoshi.example" xlink:type="simple">tsushima.yoshiko@uranohoshi.example</text:a></text:span></text:p>
            <text:p><text:span text:style-name="T3">mail: </text:span><text:span text:style-name="T3"><text:a xlink:href="mailto:yohane@uranohoshi.example" xlink:type="simple">yohane@uranohoshi.example</text:a></text:span></text:p>
            <text:p><text:span text:style-name="T3">birthDay: <text:s/>200x-07-13</text:span></text:p>
            <text:p><text:span text:style-name="T3"/></text:p>
          </draw:text-box>
        </draw:frame>
        <draw:custom-shape draw:style-name="gr10" draw:text-style-name="P1" draw:layer="layout" svg:width="4.709cm" svg:height="2.455cm" svg:x="5.734cm" svg:y="4.004cm">
          <text:p/>
          <draw:enhanced-geometry svg:viewBox="0 0 21600 21600" draw:text-areas="800 800 20800 20800" draw:type="round-rectangular-callout" draw:modifiers="-2944.20382165605 19286.9706840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20:12:14.319000000</dc:date>
    <meta:editing-duration>PT10H10M3S</meta:editing-duration>
    <meta:editing-cycles>11</meta:editing-cycles>
    <meta:generator>LibreOffice/5.4.4.2$Windows_X86_64 LibreOffice_project/2524958677847fb3bb44820e40380acbe820f960</meta:generator>
    <meta:document-statistic meta:object-count="16"/>
  </office:meta>
</office:document-meta>
</file>